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6bd988"/>
    </style:style>
    <style:style style:name="P8" style:family="paragraph" style:parent-style-name="Standard">
      <style:text-properties officeooo:rsid="0019a9d6" officeooo:paragraph-rsid="007b24e2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0369046"/>
    </style:style>
    <style:style style:name="P12" style:family="paragraph" style:parent-style-name="Standard">
      <style:text-properties officeooo:rsid="00462bf3" officeooo:paragraph-rsid="00462bf3"/>
    </style:style>
    <style:style style:name="P13" style:family="paragraph" style:parent-style-name="Standard">
      <style:text-properties officeooo:paragraph-rsid="0017c51e"/>
    </style:style>
    <style:style style:name="P14" style:family="paragraph" style:parent-style-name="Standard">
      <style:text-properties officeooo:paragraph-rsid="00166acd"/>
    </style:style>
    <style:style style:name="P15" style:family="paragraph" style:parent-style-name="Standard">
      <style:text-properties officeooo:paragraph-rsid="00555c5d"/>
    </style:style>
    <style:style style:name="P16" style:family="paragraph" style:parent-style-name="Standard">
      <style:text-properties officeooo:rsid="00162ac1" officeooo:paragraph-rsid="007b24e2"/>
    </style:style>
    <style:style style:name="P17" style:family="paragraph" style:parent-style-name="Standard">
      <style:text-properties officeooo:rsid="0024ace3" officeooo:paragraph-rsid="007d17f7"/>
    </style:style>
    <style:style style:name="P18" style:family="paragraph" style:parent-style-name="Standard">
      <style:text-properties officeooo:rsid="0082920a" officeooo:paragraph-rsid="0082920a"/>
    </style:style>
    <style:style style:name="P19" style:family="paragraph" style:parent-style-name="Standard">
      <style:text-properties officeooo:rsid="009f42c1" officeooo:paragraph-rsid="009f42c1"/>
    </style:style>
    <style:style style:name="P20" style:family="paragraph" style:parent-style-name="Standard" style:list-style-name="L1">
      <style:text-properties officeooo:rsid="009c0b8d" officeooo:paragraph-rsid="009c0b8d"/>
    </style:style>
    <style:style style:name="P21" style:family="paragraph" style:parent-style-name="Standard" style:list-style-name="L3">
      <style:text-properties officeooo:rsid="009c0b8d" officeooo:paragraph-rsid="009c0b8d"/>
    </style:style>
    <style:style style:name="P22" style:family="paragraph" style:parent-style-name="Standard" style:list-style-name="L2">
      <style:text-properties officeooo:rsid="009f42c1" officeooo:paragraph-rsid="009f42c1"/>
    </style:style>
    <style:style style:name="P23" style:family="paragraph" style:parent-style-name="Standard" style:list-style-name="L3">
      <style:text-properties officeooo:rsid="009f42c1" officeooo:paragraph-rsid="009f42c1"/>
    </style:style>
    <style:style style:name="P24" style:family="paragraph" style:parent-style-name="Standard" style:list-style-name="L2">
      <style:text-properties officeooo:rsid="00a22fd1" officeooo:paragraph-rsid="00a22fd1"/>
    </style:style>
    <style:style style:name="P25" style:family="paragraph" style:parent-style-name="Standard" style:list-style-name="L3">
      <style:text-properties officeooo:rsid="008140de" officeooo:paragraph-rsid="008140de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fdc42"/>
    </style:style>
    <style:style style:name="T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8" style:family="text">
      <style:text-properties officeooo:rsid="0065f56d"/>
    </style:style>
    <style:style style:name="T9" style:family="text">
      <style:text-properties officeooo:rsid="006bd988"/>
    </style:style>
    <style:style style:name="T10" style:family="text">
      <style:text-properties officeooo:rsid="006d5e70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9c0b8d"/>
    </style:style>
    <style:style style:name="T14" style:family="text">
      <style:text-properties officeooo:rsid="009daafa"/>
    </style:style>
    <style:style style:name="T15" style:family="text">
      <style:text-properties officeooo:rsid="00a0a8ca"/>
    </style:style>
    <style:style style:name="T16" style:family="text">
      <style:text-properties officeooo:rsid="00a1549f"/>
    </style:style>
    <style:style style:name="T17" style:family="text">
      <style:text-properties officeooo:rsid="00a37c4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<text:span text:style-name="T10">2.1.1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17"><text:span text:style-name="T13">Some cleanup and some pretty up </text:span>(<text:span text:style-name="T14">30 14 F5 76 D5 40</text:span>):</text:p>
      <text:list xml:id="list4939311313577215516" text:style-name="L1">
        <text:list-item>
          <text:p text:style-name="P20">Tables_list allows creation of list without DB prefix</text:p>
        </text:list-item>
      </text:list>
      <text:p text:style-name="P15"/>
      <text:p text:style-name="P19">More preferences (<text:span text:style-name="T17">C5 2F 85 25 A7 17</text:span>):</text:p>
      <text:list xml:id="list3779904448184923741" text:style-name="L2">
        <text:list-item>
          <text:p text:style-name="P22">Categorize as 'cosmetic' or 'structural'</text:p>
        </text:list-item>
        <text:list-item>
          <text:p text:style-name="P24">Add preference_set to person_edit</text:p>
        </text:list-item>
        <text:list-item>
          <text:p text:style-name="P24">A person preference for 'menu' titles</text:p>
        </text:list-item>
      </text:list>
      <text:p text:style-name="P15"/>
      <text:p text:style-name="P14"><text:span text:style-name="T6">Installation instructions</text:span><text:span text:style-name="T7">:</text:span></text:p>
      <text:list xml:id="list26867714207941759" text:style-name="L3">
        <text:list-item>
          <text:p text:style-name="P25">version.php</text:p>
        </text:list-item>
        <text:list-item>
          <text:p text:style-name="P21">lib/tables_list.php, <text:span text:style-name="T15">preference_set.php, menu_list.php</text:span></text:p>
        </text:list-item>
        <text:list-item>
          <text:p text:style-name="P21">main/refresh_csv.php, save_csv.php, upyear_timelog.php, logs_prune.php, <text:span text:style-name="T16">org_edit.php, person_edit.php</text:span></text:p>
        </text:list-item>
        <text:list-item>
          <text:p text:style-name="P23">d10_preferences: change user_idref to -11 for the 'theme' and 'menu' templates</text:p>
        </text:list-item>
      </text:list>
      <text:p text:style-name="P18"/>
      <text:p text:style-name="P13"/>
      <text:p text:style-name="P4">Versioning How-to:</text:p>
      <text:p text:style-name="P10"/>
      <text:p text:style-name="P12">Update <text:span text:style-name="T8">version # in this doc and</text:span> <text:span text:style-name="T9">version</text:span>.php</text:p>
      <text:p text:style-name="P9">Commit this doc <text:span text:style-name="T8">&amp; version.php</text:span></text:p>
      <text:p text:style-name="P11">Save a copy <text:span text:style-name="T4">of this doc</text:span> in each user library</text:p>
      <text:p text:style-name="P7">Tag with version id <text:span text:style-name="T5">(git tag -a &lt;tag&gt; &lt;hash&gt;)</text:span></text:p>
      <text:p text:style-name="P16">(git stash save)</text:p>
      <text:p text:style-name="P8">Checkout master <text:span text:style-name="T11">(git checkout master)</text:span></text:p>
      <text:p text:style-name="P8">Merge dev <text:span text:style-name="T11">(git merge dev)</text:span></text:p>
      <text:p text:style-name="P8">Push to origin <text:span text:style-name="T11">(git push origin) <text:s/>(git push –tags origin master??)</text:span></text:p>
      <text:p text:style-name="P8">Checkout dev <text:span text:style-name="T12">(git checkout dev)</text:span></text:p>
      <text:p text:style-name="P16">(git stash pop)</text:p>
      <text:p text:style-name="P8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5-17T16:42:54.855909505</dc:date>
    <meta:editing-duration>P3DT13H32M28S</meta:editing-duration>
    <meta:editing-cycles>136</meta:editing-cycles>
    <meta:generator>LibreOffice/5.0.5.2$Linux_X86_64 LibreOffice_project/00m0$Build-2</meta:generator>
    <meta:document-statistic meta:table-count="0" meta:image-count="0" meta:object-count="0" meta:page-count="1" meta:paragraph-count="27" meta:word-count="178" meta:character-count="1150" meta:non-whitespace-character-count="1005"/>
  </office:meta>
</office:document-meta>
</file>